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-- Image Map Generated by http://www.image-map.net/ --&gt;</text:p>
      <text:p text:style-name="Standard">&lt;img src="foto1.PNG" usemap="#image-map"&gt;</text:p>
      <text:p text:style-name="Standard"/>
      <text:p text:style-name="Standard">&lt;map name="image-map"&gt;</text:p>
      <text:p text:style-name="Standard"><text:s text:c="4"/>&lt;area target="" alt="" title="" href="html/sardegna.html.html" coords="158,388,245,353" shape="rect"&gt;</text:p>
      <text:p text:style-name="Standard"><text:s text:c="4"/>&lt;area target="" alt="" title="" href="html/sardegna.html.html" coords="246,463,328,494" shape="rect"&gt;</text:p>
      <text:p text:style-name="Standard"><text:s text:c="4"/>&lt;area target="" alt="" title="" href="html/sardegna.html.html" coords="104,472,207,506" shape="rect"&gt;</text:p>
      <text:p text:style-name="Standard"><text:s text:c="4"/>&lt;area target="" alt="" title="" href="html/sardegna.html.html" coords="278,88,348,118" shape="rect"&gt;</text:p>
      <text:p text:style-name="Standard"><text:s text:c="4"/>&lt;area target="" alt="" title="" href="html/sardegna.html.html" coords="159,526,246,557" shape="rect"&gt;</text:p>
      <text:p text:style-name="Standard"><text:s text:c="4"/>&lt;area target="" alt="" title="" href="html/sardegna.html.html" coords="173,139,337,172" shape="rect"&gt;</text:p>
      <text:p text:style-name="Standard"><text:s text:c="4"/>&lt;area target="" alt="" title="" href="html/sardegna.html.html" coords="125,179,210,210" shape="rect"&gt;</text:p>
      <text:p text:style-name="Standard"><text:s text:c="4"/>&lt;area target="" alt="" title="" href="html/sardegna.html.html" coords="271,264,341,293" shape="rect"&gt;</text:p>
      <text:p text:style-name="Standard"><text:s text:c="4"/>&lt;area target="" alt="" title="" href="html/sardegna.html.html" coords="366,230,440,262" shape="rect"&gt;</text:p>
      <text:p text:style-name="Standard"><text:s text:c="4"/>&lt;area target="" alt="" title="" href="html/sardegna.html.html" coords="141,586,239,616" shape="rect"&gt;</text:p>
      <text:p text:style-name="Standard"><text:s text:c="4"/>&lt;area target="" alt="" title="" href="html/sardegna.html.html" coords="249,540,331,571" shape="rect"&gt;</text:p>
      <text:p text:style-name="Standard"><text:s text:c="4"/>&lt;area target="" alt="" title="" href="html/sardegna.html.html" coords="362,602,478,633" shape="rect"&gt;</text:p>
      <text:p text:style-name="Standard"><text:s text:c="4"/>&lt;area target="" alt="" title="" href="html/sardegna.html.html" coords="298,349,375,375" shape="rect"&gt;</text:p>
      <text:p text:style-name="Standard"><text:s text:c="4"/>&lt;area target="" alt="" title="" href="html/sardegna.html.html" coords="142,277,228,302" shape="rect"&gt;</text:p>
      <text:p text:style-name="Standard"><text:s text:c="4"/>&lt;area target="" alt="" title="" href="html/sardegna.html.html" coords="33,312,91,341" shape="rect"&gt;</text:p>
      <text:p text:style-name="Standard"><text:s text:c="4"/>&lt;area target="" alt="" title="" href="html/sardegna.html.html" coords="257,405,332,432" shape="rect"&gt;</text:p>
      <text:p text:style-name="Standard">&lt;/ma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12:58:41.24</meta:creation-date>
    <dc:date>2022-05-03T12:59:01.27</dc:date>
    <meta:editing-duration>P0D</meta:editing-duration>
    <meta:editing-cycles>1</meta:editing-cycles>
    <meta:document-statistic meta:table-count="0" meta:image-count="0" meta:object-count="0" meta:page-count="1" meta:paragraph-count="20" meta:word-count="126" meta:character-count="1803" meta:non-whitespace-character-count="1634"/>
    <meta:generator>LibreOffice/3.5$Windows_x86 LibreOffice_project/165a79a-7059095-e13bb37-fef39a4-9503d18</meta:generator>
  </office:meta>
</office:document-meta>
</file>